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12.033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alidation Improveme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Ro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details are empt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12:20.9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5T15:25:33.601000000</dc:date>
    <meta:editing-duration>PT13H12M43S</meta:editing-duration>
    <meta:editing-cycles>151</meta:editing-cycles>
    <meta:document-statistic meta:table-count="4" meta:cell-count="259" meta:object-count="0"/>
  </office:meta>
</office:document-meta>
</file>